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d7de9" officeooo:paragraph-rsid="001d7de9" style:language-asian="ja" style:country-asian="JP"/>
    </style:style>
    <style:style style:name="P2" style:family="paragraph" style:parent-style-name="Standard" style:list-style-name="L1">
      <style:text-properties officeooo:rsid="001ea88f" officeooo:paragraph-rsid="001ea88f" style:language-asian="ja" style:country-asian="JP"/>
    </style:style>
    <style:style style:name="P3" style:family="paragraph" style:parent-style-name="Standard" style:list-style-name="L1">
      <style:text-properties officeooo:rsid="0022c048" officeooo:paragraph-rsid="0022c048" style:language-asian="ja" style:country-asian="JP"/>
    </style:style>
    <style:style style:name="P4" style:family="paragraph" style:parent-style-name="Standard" style:list-style-name="L1">
      <style:text-properties officeooo:rsid="0022e838" officeooo:paragraph-rsid="0022e838" style:language-asian="ja" style:country-asian="JP"/>
    </style:style>
    <style:style style:name="P5" style:family="paragraph" style:parent-style-name="Standard">
      <style:text-properties officeooo:rsid="0022e838" officeooo:paragraph-rsid="0022e838" style:language-asian="ja" style:country-asian="JP"/>
    </style:style>
    <style:style style:name="P6" style:family="paragraph" style:parent-style-name="Standard" style:list-style-name="L1">
      <style:text-properties officeooo:rsid="002790b1" officeooo:paragraph-rsid="002790b1" style:language-asian="ja" style:country-asian="JP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don’t work on same scene simultaniously</text:p>
        </text:list-item>
        <text:list-item>
          <text:p text:style-name="P1">this war of mine, human resources etc. like games</text:p>
        </text:list-item>
        <text:list-item>
          <text:p text:style-name="P1">overexaggerate game idea</text:p>
        </text:list-item>
        <text:list-item>
          <text:p text:style-name="P1">assets holen, muss nicht selber machen, mit credits</text:p>
        </text:list-item>
        <text:list-item>
          <text:p text:style-name="P1">webgl build da in browser app game</text:p>
        </text:list-item>
        <text:list-item>
          <text:p text:style-name="P1">bis zum pitch prototype haben mit story und zb 3 cubes mit animation</text:p>
        </text:list-item>
        <text:list-item>
          <text:p text:style-name="P1">konzeptdokument: das wichtigste drin</text:p>
        </text:list-item>
        <text:list-item>
          <text:p text:style-name="P1">progress auf miro</text:p>
        </text:list-item>
        <text:list-item>
          <text:p text:style-name="P1">code, game art, gamedesign</text:p>
        </text:list-item>
        <text:list-item>
          <text:p text:style-name="P2">vietnam war</text:p>
        </text:list-item>
        <text:list-item>
          <text:p text:style-name="P2">newcomer soldier gets introduces in daily life</text:p>
        </text:list-item>
        <text:list-item>
          <text:p text:style-name="P2">bunkers: cave dungeon</text:p>
        </text:list-item>
        <text:list-item>
          <text:p text:style-name="P3">beginning tell about setting, now comes story about soldier…</text:p>
        </text:list-item>
        <text:list-item>
          <text:p text:style-name="P4">visual novel with combat (うたわれるもの)</text:p>
        </text:list-item>
      </text:list>
      <text:p text:style-name="P5"/>
      <text:list text:continue-numbering="true" text:style-name="L1">
        <text:list-item>
          <text:p text:style-name="P6">verstorbener Vater NPC stellt philosophische Fragen</text:p>
        </text:list-item>
        <text:list-item>
          <text:p text:style-name="P6">depending on weight you can go different ways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8:43:34.373000000</meta:creation-date>
    <dc:date>2023-11-10T12:29:20.322000000</dc:date>
    <meta:editing-duration>PT48M11S</meta:editing-duration>
    <meta:editing-cycles>9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7" meta:word-count="122" meta:character-count="629" meta:non-whitespace-character-count="548"/>
  </office:meta>
</office:document-meta>
</file>